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d62" officeooo:paragraph-rsid="00173d6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3d62" officeooo:paragraph-rsid="00173d62" style:font-weight-asian="bold" style:font-weight-complex="bold"/>
    </style:style>
    <style:style style:name="P3" style:family="paragraph" style:parent-style-name="Standard">
      <style:text-properties fo:font-weight="bold" officeooo:rsid="00173d62" officeooo:paragraph-rsid="00173d62" style:font-weight-asian="bold" style:font-weight-complex="bold"/>
    </style:style>
    <style:style style:name="P4" style:family="paragraph" style:parent-style-name="Standard">
      <style:text-properties fo:font-weight="normal" officeooo:rsid="00173d62" officeooo:paragraph-rsid="00173d62" style:font-weight-asian="normal" style:font-weight-complex="normal"/>
    </style:style>
    <style:style style:name="P5" style:family="paragraph" style:parent-style-name="Standard" style:list-style-name="L1">
      <style:text-properties fo:font-weight="bold" officeooo:rsid="00173d62" officeooo:paragraph-rsid="00173d62" style:font-weight-asian="bold" style:font-weight-complex="bold"/>
    </style:style>
    <style:style style:name="P6" style:family="paragraph" style:parent-style-name="Standard">
      <style:text-properties fo:font-weight="bold" officeooo:rsid="00173d62" officeooo:paragraph-rsid="00173d62" style:font-weight-asian="bold" style:font-weight-complex="bold"/>
    </style:style>
    <style:style style:name="P7" style:family="paragraph" style:parent-style-name="Standard">
      <style:text-properties fo:font-weight="normal" officeooo:rsid="0019c3f7" officeooo:paragraph-rsid="00173d62" style:font-weight-asian="normal" style:font-weight-complex="normal"/>
    </style:style>
    <style:style style:name="P8" style:family="paragraph" style:parent-style-name="Standard">
      <style:text-properties fo:font-weight="normal" officeooo:rsid="001b2f9c" officeooo:paragraph-rsid="00173d62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73d62" officeooo:paragraph-rsid="00173d62" style:font-weight-asian="normal" style:font-weight-complex="normal"/>
    </style:style>
    <style:style style:name="P10" style:family="paragraph" style:parent-style-name="Standard">
      <style:text-properties fo:font-weight="normal" officeooo:rsid="00173d62" officeooo:paragraph-rsid="00173d62" style:font-weight-asian="normal" style:font-weight-complex="normal"/>
    </style:style>
    <style:style style:name="P11" style:family="paragraph" style:parent-style-name="Standard">
      <style:text-properties fo:font-weight="normal" officeooo:rsid="00173d62" officeooo:paragraph-rsid="001c8944" style:font-weight-asian="normal" style:font-weight-complex="normal"/>
    </style:style>
    <style:style style:name="P12" style:family="paragraph" style:parent-style-name="Standard">
      <style:text-properties fo:font-weight="normal" officeooo:rsid="00173d62" officeooo:paragraph-rsid="001f4e8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3f7" style:font-weight-asian="normal" style:font-weight-complex="normal"/>
    </style:style>
    <style:style style:name="T3" style:family="text">
      <style:text-properties fo:font-weight="normal" officeooo:rsid="001ad07b" style:font-weight-asian="normal" style:font-weight-complex="normal"/>
    </style:style>
    <style:style style:name="T4" style:family="text">
      <style:text-properties fo:font-weight="normal" officeooo:rsid="001b2f9c" style:font-weight-asian="normal" style:font-weight-complex="normal"/>
    </style:style>
    <style:style style:name="T5" style:family="text">
      <style:text-properties officeooo:rsid="001c2d79"/>
    </style:style>
    <style:style style:name="T6" style:family="text">
      <style:text-properties officeooo:rsid="001c8944"/>
    </style:style>
    <style:style style:name="T7" style:family="text">
      <style:text-properties officeooo:rsid="001d9ee5"/>
    </style:style>
    <style:style style:name="T8" style:family="text">
      <style:text-properties officeooo:rsid="001b2f9c"/>
    </style:style>
    <style:style style:name="T9" style:family="text">
      <style:text-properties officeooo:rsid="001f4e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Prático 1</text:p>
      <text:p text:style-name="P1"/>
      <text:list xml:id="list1433334100938098413" text:style-name="L1">
        <text:list-item>
          <text:p text:style-name="P5">Como esse problema pode ser modelado para o paradigma guloso?</text:p>
        </text:list-item>
      </text:list>
      <text:p text:style-name="P3"/>
      <text:p text:style-name="P3"><text:tab/><text:span text:style-name="T2">O Problema foi modelado de acordo com o custo benefício de cada prato seguindo a ordem de um vetor construído relevando a ordem de melhor custo benefício e a regra de cozinhar o mesmo prato em dias seguidos.</text:span></text:p>
      <text:p text:style-name="P3"><text:span text:style-name="T2"/></text:p>
      <text:p text:style-name="P7"><text:tab/>Para isso, foi criado um vetor com os pratos na seguinte ordem: Os pratos de melhor custo benefício levando em conta os que foram cozinhados somente em um dia e os que foram cozinhados em dois dias seguidos. Logo após, concatenou-se a esse vetor os pratos com o menor custo e que não dão lucro algum, pois serão cozinhados em três dias seguidos ou mais.</text:p>
      <text:p text:style-name="P7"/>
      <text:p text:style-name="P3"><text:span text:style-name="T2"><text:tab/>Junto a isso, para resolver o problema, foi implementado a seguinte lógica de estrutura gulosa: </text:span><text:span text:style-name="T3">Para cada dia em que o cozinheiro deverá cozinhar, coloca o prato da posição j do vetor criado numa variável prato, onde na primeira iteração j=0. Enquanto não achar um prato no vetor que caiba no orçamento, deve-se testar os pratos do vetor de pratos e adicionar um a j e a k. Caso não encontre um prato que caiba no orçamento do vetor, o problema não haverá solução, caso encontre coloque na variável prato o prato de índice j. É subtraído do valor do orçamento o valor do prato e o prato adicionado ao vetor resposta. Para finalizar, verifica se </text:span><text:span text:style-name="T4">há um prato no dia anterior, se houver e o prato do dia atual é igual o do dia anterior, coloca a variável anterior com o valor de j e soma o valor de j. Caso o prato do dia atual não seja igual ao do dia anterior, coloca a variável j com o valor de k. Caso ainda haja dias para cozinhar, volta no loop com o dia atualizado.</text:span></text:p>
      <text:p text:style-name="P3"><text:span text:style-name="T4"/></text:p>
      <text:p text:style-name="P8"><text:tab/>A solução dos prato<text:span text:style-name="T9">s</text:span> que serão cozinhados será dada pelo vetor resposta, onde terá a ordem dos pratos cozinhados em todos os dias pelo cozinheiro.</text:p>
      <text:p text:style-name="P7"><text:tab/></text:p>
      <text:p text:style-name="P3"/>
      <text:list xml:id="list231328053555433" text:continue-numbering="true" text:style-name="L1">
        <text:list-item>
          <text:p text:style-name="P5">Seu algoritmo guloso dá a solução ótima? Por quê?</text:p>
        </text:list-item>
      </text:list>
      <text:p text:style-name="P3"><text:tab/></text:p>
      <text:p text:style-name="P3"><text:span text:style-name="T1"><text:tab/></text:span><text:span text:style-name="T4">Não, pois a solução gulosa nesse problema pega o melhor valor no momento atual, ou seja, o cozinheiro irá cozinhar o prato que lhe dará o melhor lucro no dia em questão sem levar em conta todos os dias que ele tem disponíveis ou o orçamento total que ele possui. Dessa forma, o algoritmo guloso não garante a solução ótima para o problema como um todo, e sim para o problema nos dias em questão.</text:span></text:p>
      <text:p text:style-name="P8"/>
      <text:list xml:id="list231328995873941" text:continue-numbering="true" text:style-name="L1">
        <text:list-item>
          <text:p text:style-name="P5">Como esse problema pode ser modelado para o paradigma de programação dinâmica?</text:p>
        </text:list-item>
      </text:list>
      <text:p text:style-name="P4"/>
      <text:p text:style-name="P11"><text:tab/><text:span text:style-name="T5">O problema foi modelado atráves de três tabelas para a consulta dinâmica do cáculo do melhor custo benefício dos pratos a serem cozinhados. Uma matriz, representando os pratos a serem escolhidos sem que já tenham sido escolhidos no dia anterior, outra representando os pratos a serem escolhidos pelo primeiro dia consecutivo e uma última representando os pratos a serem escolhidos pelo segundo ou mais dias consecutivos. Cada uma dessas matrizes é da terceira dimensão e elas são: O número de dias, o número de pratos e , por fim, o orçamento total.</text:span></text:p>
      <text:p text:style-name="P11"/>
      <text:p text:style-name="P11"><text:tab/><text:span text:style-name="T6">Com as matrizes devidamente inicializadas, utilizasse a programação dinâmica buscando maximizar o lucro do restaurante. Para isso, percorre a matriz principal, buscando recorrer quando necessário as outras duas matrizes para obter o máximo lucro levando em conta possíveis repetições de pratos.</text:span></text:p>
      <text:p text:style-name="P11"/>
      <text:p text:style-name="P12"><text:tab/><text:span text:style-name="T8">A solução dos pratos que serão cozinhados será dada pelo elemento da matriz que tiver o maior lucro no último dia e na posição orçamento.</text:span></text:p>
      <text:p text:style-name="P4"><text:soft-page-break/></text:p>
      <text:list xml:id="list231327667069958" text:continue-numbering="true" text:style-name="L1">
        <text:list-item>
          <text:p text:style-name="P5">Discuta a sub-estrutura ótima e a sobreposição dos problemas.</text:p>
        </text:list-item>
      </text:list>
      <text:p text:style-name="P4"/>
      <text:list xml:id="list231327714367213" text:continue-numbering="true" text:style-name="L1">
        <text:list-item>
          <text:p text:style-name="P5">Se algum algoritmo clássico foi adaptado para resolver o problema, qual foi ele?</text:p>
        </text:list-item>
      </text:list>
      <text:p text:style-name="P4"/>
      <text:list xml:id="list231329159661637" text:continue-numbering="true" text:style-name="L1">
        <text:list-item>
          <text:p text:style-name="P5">Qual o custo assintótico (em Big-O) do tempo de execução e espaço em memória utilizado? Não se esqueça de formular a equação de recorrência da abordagem baseada em programação dinâmica (não é necessário resolver a equação explicitamente).</text:p>
        </text:list-item>
      </text:list>
      <text:p text:style-name="P4"/>
      <text:list xml:id="list231328426375797" text:continue-numbering="true" text:style-name="L1">
        <text:list-item>
          <text:p text:style-name="P5">Em qual máquina o tp foi testado?</text:p>
        </text:list-item>
      </text:list>
      <text:p text:style-name="P4"/>
      <text:list xml:id="list231328611231764" text:continue-numbering="true" text:style-name="L1">
        <text:list-item>
          <text:p text:style-name="P5">Como sua implementação se comporta em termos de tempo de execução e memória alocada? Apresente uma variação experimental da solução, com entradas de tamanho diferente tentando, pelo menos, discutir também o melhor e o pior caso.</text:p>
        </text:list-item>
      </text:list>
      <text:p text:style-name="P4"/>
      <text:list xml:id="list231329103735979" text:continue-numbering="true" text:style-name="L1">
        <text:list-item>
          <text:p text:style-name="P5">Bibligrafia?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11:54.033238791</meta:creation-date>
    <dc:date>2018-05-15T23:11:24.118847642</dc:date>
    <meta:editing-duration>PT19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21" meta:word-count="694" meta:character-count="3928" meta:non-whitespace-character-count="3252"/>
  </office:meta>
</office:document-meta>
</file>